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paragraph-rsid="000494f2"/>
    </style:style>
    <style:style style:name="P2" style:family="paragraph" style:parent-style-name="Text_20_body">
      <style:text-properties fo:font-style="italic" officeooo:rsid="0000d2ae" officeooo:paragraph-rsid="0000d2ae" style:font-style-asian="italic" style:font-style-complex="italic"/>
    </style:style>
    <style:style style:name="P3" style:family="paragraph" style:parent-style-name="Text_20_body">
      <style:text-properties officeooo:rsid="0000d2ae" officeooo:paragraph-rsid="0000d2ae"/>
    </style:style>
    <style:style style:name="P4" style:family="paragraph" style:parent-style-name="Text_20_body">
      <style:text-properties officeooo:paragraph-rsid="0001ee94"/>
    </style:style>
    <style:style style:name="P5" style:family="paragraph" style:parent-style-name="Text_20_body">
      <style:text-properties fo:font-style="italic" officeooo:rsid="0001ee94" officeooo:paragraph-rsid="0001ee94" style:font-style-asian="italic" style:font-style-complex="italic"/>
    </style:style>
    <style:style style:name="P6" style:family="paragraph" style:parent-style-name="Text_20_body">
      <style:text-properties fo:color="#000000" loext:opacity="100%" style:font-name="Calibri" fo:font-size="12pt" fo:font-style="italic" officeooo:rsid="0001ee94" officeooo:paragraph-rsid="0001ee94" style:font-style-asian="italic" style:font-style-complex="italic"/>
    </style:style>
    <style:style style:name="P7" style:family="paragraph" style:parent-style-name="Text_20_body">
      <style:text-properties fo:font-style="italic" officeooo:paragraph-rsid="0000d2ae" style:font-style-asian="italic" style:font-style-complex="italic"/>
    </style:style>
    <style:style style:name="P8" style:family="paragraph" style:parent-style-name="Text_20_body">
      <style:text-properties fo:color="#000000" loext:opacity="100%" style:font-name="Calibri" fo:font-size="12pt" fo:font-style="italic" officeooo:paragraph-rsid="0000d2ae" style:font-style-asian="italic" style:font-style-complex="italic"/>
    </style:style>
    <style:style style:name="P9" style:family="paragraph" style:parent-style-name="Text_20_body">
      <style:text-properties fo:font-style="italic" officeooo:rsid="0000d2ae" officeooo:paragraph-rsid="0001ee94" style:font-style-asian="italic" style:font-style-complex="italic"/>
    </style:style>
    <style:style style:name="P10" style:family="paragraph" style:parent-style-name="Text_20_body">
      <style:text-properties fo:font-style="italic" officeooo:rsid="00029599" officeooo:paragraph-rsid="00029599" style:font-style-asian="italic" style:font-style-complex="italic"/>
    </style:style>
    <style:style style:name="P11" style:family="paragraph" style:parent-style-name="Standard">
      <style:text-properties officeooo:rsid="0000d2ae" officeooo:paragraph-rsid="0000d2ae"/>
    </style:style>
    <style:style style:name="P12" style:family="paragraph" style:parent-style-name="Heading_20_1">
      <style:text-properties officeooo:rsid="00079a3f" officeooo:paragraph-rsid="00079a3f"/>
    </style:style>
    <style:style style:name="P13" style:family="paragraph" style:parent-style-name="Text_20_body">
      <style:text-properties fo:font-style="italic" officeooo:paragraph-rsid="00079a3f" style:font-style-asian="italic" style:font-style-complex="italic"/>
    </style:style>
    <style:style style:name="P14" style:family="paragraph" style:parent-style-name="Text_20_body">
      <style:text-properties officeooo:paragraph-rsid="00079a3f"/>
    </style:style>
    <style:style style:name="P15" style:family="paragraph" style:parent-style-name="Heading_20_1">
      <style:text-properties officeooo:paragraph-rsid="0007de08"/>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text-properties officeooo:rsid="00079a3f" officeooo:paragraph-rsid="00079a3f"/>
    </style:style>
    <style:style style:name="P18" style:family="paragraph" style:parent-style-name="Text_20_body">
      <style:text-properties fo:font-style="italic" fo:font-weight="bold" officeooo:rsid="00079a3f" officeooo:paragraph-rsid="00079a3f" style:font-style-asian="italic" style:font-weight-asian="bold" style:font-style-complex="italic" style:font-weight-complex="bold"/>
    </style:style>
    <style:style style:name="P19" style:family="paragraph" style:parent-style-name="Heading_20_1">
      <style:text-properties officeooo:paragraph-rsid="00079a3f"/>
    </style:style>
    <style:style style:name="P20" style:family="paragraph" style:parent-style-name="Heading_20_2">
      <style:text-properties officeooo:rsid="0001ee94" officeooo:paragraph-rsid="00079a3f"/>
    </style:style>
    <style:style style:name="P21" style:family="paragraph" style:parent-style-name="Heading_20_2">
      <style:text-properties officeooo:paragraph-rsid="00079a3f"/>
    </style:style>
    <style:style style:name="P22" style:family="paragraph" style:parent-style-name="Text_20_body">
      <style:text-properties fo:font-style="italic" fo:font-weight="normal" officeooo:rsid="00029599" officeooo:paragraph-rsid="00079a3f" style:font-style-asian="italic" style:font-weight-asian="normal" style:font-style-complex="italic" style:font-weight-complex="normal"/>
    </style:style>
    <style:style style:name="P23" style:family="paragraph" style:parent-style-name="Text_20_body">
      <style:text-properties fo:font-style="italic" officeooo:rsid="00079a3f" officeooo:paragraph-rsid="0007de08" style:font-style-asian="italic" style:font-style-complex="italic"/>
    </style:style>
    <style:style style:name="P24" style:family="paragraph" style:parent-style-name="Text_20_body">
      <style:text-properties fo:font-style="italic" officeooo:rsid="0008bc22" officeooo:paragraph-rsid="0008bc22" style:font-style-asian="italic" style:font-style-complex="italic"/>
    </style:style>
    <style:style style:name="P25" style:family="paragraph" style:parent-style-name="Text_20_body">
      <style:text-properties fo:color="#000000" loext:opacity="100%" style:font-name="Calibri" fo:font-size="12pt" fo:font-style="italic" officeooo:rsid="000a6d26" officeooo:paragraph-rsid="0008bc22" style:font-style-asian="italic" style:font-style-complex="italic"/>
    </style:style>
    <style:style style:name="P26" style:family="paragraph" style:parent-style-name="Heading_20_1">
      <style:text-properties fo:color="#000000" loext:opacity="100%" style:font-name="Calibri" fo:font-size="12pt" fo:font-style="italic" officeooo:rsid="000a6d26" style:font-style-asian="italic" style:font-style-complex="italic"/>
    </style:style>
    <style:style style:name="T1" style:family="text">
      <style:text-properties officeooo:rsid="000494f2"/>
    </style:style>
    <style:style style:name="T2" style:family="text">
      <style:text-properties fo:font-style="italic" officeooo:rsid="0001ee94" style:font-style-asian="italic" style:font-style-complex="italic"/>
    </style:style>
    <style:style style:name="T3" style:family="text">
      <style:text-properties fo:color="#000000" loext:opacity="100%" style:font-name="Calibri" fo:font-size="12pt" fo:font-style="italic" style:font-style-asian="italic" style:font-style-complex="italic"/>
    </style:style>
    <style:style style:name="T4" style:family="text">
      <style:text-properties fo:color="#000000" loext:opacity="100%" style:font-name="Calibri" fo:font-size="12pt" fo:font-style="italic" officeooo:rsid="0001ee94" style:font-style-asian="italic" style:font-style-complex="italic"/>
    </style:style>
    <style:style style:name="T5" style:family="text">
      <style:text-properties fo:font-style="italic" style:font-style-asian="italic" style:font-style-complex="italic"/>
    </style:style>
    <style:style style:name="T6" style:family="text">
      <style:text-properties fo:color="#000000" loext:opacity="100%" style:font-name="Calibri" fo:font-size="12pt"/>
    </style:style>
    <style:style style:name="T7" style:family="text">
      <style:text-properties fo:color="#000000" loext:opacity="100%"/>
    </style:style>
    <style:style style:name="T8" style:family="text">
      <style:text-properties officeooo:rsid="0000d2ae"/>
    </style:style>
    <style:style style:name="T9" style:family="text">
      <style:text-properties fo:color="#000000" loext:opacity="100%" style:font-name="Calibri" fo:font-size="12pt" officeooo:rsid="0000d2ae"/>
    </style:style>
    <style:style style:name="T10" style:family="text">
      <style:text-properties officeooo:rsid="0001ee94"/>
    </style:style>
    <style:style style:name="T11" style:family="text">
      <style:text-properties officeooo:rsid="00079a3f"/>
    </style:style>
    <style:style style:name="T12" style:family="text">
      <style:text-properties officeooo:rsid="0007de08"/>
    </style:style>
    <style:style style:name="T13" style:family="text">
      <style:text-properties fo:color="#000000" loext:opacity="100%" style:font-name="Calibri" fo:font-size="12pt" officeooo:rsid="00079a3f"/>
    </style:style>
    <style:style style:name="T14" style:family="text">
      <style:text-properties fo:color="#000000" loext:opacity="100%" style:font-name="Calibri" fo:font-size="12pt" fo:font-style="italic" officeooo:rsid="00079a3f" style:font-style-asian="italic" style:font-style-complex="italic"/>
    </style:style>
    <style:style style:name="T15" style:family="text">
      <style:text-properties fo:color="#000000" loext:opacity="100%" style:font-name="Calibri" fo:font-size="12pt" fo:font-style="italic" officeooo:rsid="0007de08" style:font-style-asian="italic" style:font-style-complex="italic"/>
    </style:style>
    <style:style style:name="T16" style:family="text">
      <style:text-properties fo:font-style="italic" officeooo:rsid="00029599" style:font-style-asian="italic" style:font-style-complex="italic"/>
    </style:style>
    <style:style style:name="T17" style:family="text">
      <style:text-properties fo:font-style="italic" fo:font-weight="normal" officeooo:rsid="00029599" style:font-style-asian="italic" style:font-weight-asian="normal" style:font-style-complex="italic"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color="#000000" loext:opacity="100%" style:font-name="Calibri" fo:font-size="12pt" officeooo:rsid="000a6d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ice specification </text:p>
      <text:p text:style-name="P1"><text:span text:style-name="T1">[</text:span>template sheet<text:span text:style-name="T1">]</text:span></text:p>
      <text:h text:style-name="Heading_20_1" text:outline-level="1">Product/trade name</text:h>
      <text:p text:style-name="P2">Name of the device here</text:p>
      <text:p text:style-name="P3"/>
      <text:h text:style-name="Heading_20_1" text:outline-level="1">Unique device identifier</text:h>
      <text:p text:style-name="P4"><text:span text:style-name="T2">For CE certified systems, ID number </text:span><text:span text:style-name="T3">as referred to in Part C of Annex VI assigned by the manufacturer, </text:span><text:span text:style-name="T4">for</text:span><text:span text:style-name="T2"> the </text:span><text:span text:style-name="T5">EUDAMED database </text:span><text:span text:style-name="T2">(</text:span><text:a xlink:type="simple" xlink:href="https://health.ec.europa.eu/medical-devices-eudamed/udidevice-registration_en" text:style-name="Internet_20_link" text:visited-style-name="Visited_20_Internet_20_Link"><text:span text:style-name="T2">https://health.ec.europa.eu/medical-devices-eudamed/udidevice-registration_en</text:span></text:a><text:span text:style-name="T2">)</text:span></text:p>
      <text:p text:style-name="P5"><text:span text:style-name="T6">Otherwise</text:span><text:span text:style-name="T7"> </text:span><text:span text:style-name="T6">a clear identification by means of product code, catalogue number etc.</text:span></text:p>
      <text:p text:style-name="P6"/>
      <text:h text:style-name="Heading_20_1" text:outline-level="1">General description of the device</text:h>
      <text:p text:style-name="P2">Example: This device generates stabilised DC voltages.</text:p>
      <text:p text:style-name="P3"/>
      <text:h text:style-name="Heading_20_1" text:outline-level="1">Intended purpose</text:h>
      <text:p text:style-name="P2">Example: This device is intended to be a sub-module of the in the OSI2 ONE scanner.</text:p>
      <text:p text:style-name="P7"><text:span text:style-name="T8">If this is a complete medical device, include patient population, m</text:span><text:span text:style-name="T6">edical conditions to be diagnosed, selection criteria, </text:span><text:span text:style-name="T9">indications/contraindications</text:span><text:span text:style-name="T6">.</text:span></text:p>
      <text:p text:style-name="P8"/>
      <text:h text:style-name="Heading_20_1" text:outline-level="1">Intended users</text:h>
      <text:p text:style-name="P9">Example: <text:span text:style-name="T10">Radiographers, maintenance technicians...</text:span></text:p>
      <text:p text:style-name="P3"/>
      <text:h text:style-name="Heading_20_1" text:outline-level="1">Warnings/<text:span text:style-name="T10">cautions</text:span></text:h>
      <text:p text:style-name="P2">Example: Dangerous voltages, capable of causing injury or death may be present in this cabinet. Do not attempt any service or repair activity without heeding the precautions and warnings presented in the package associated with this document.</text:p>
      <text:p text:style-name="P2"><text:soft-page-break/>This unit must be transported and stored under the following conditions…</text:p>
      <text:p text:style-name="P5">Note that warnings that are specific to assembling procedures should be mentioned in the assembly instructions.</text:p>
      <text:p text:style-name="P5"/>
      <text:h text:style-name="Heading_20_1" text:outline-level="1">Principles of operation</text:h>
      <text:p text:style-name="P10">How to operate the device. This may be a complete how-to guide or is may be a high-level description, in which case a user manual should be included in /doc</text:p>
      <text:p text:style-name="P11"/>
      <text:p text:style-name="P11"/>
      <text:h text:style-name="P12" text:outline-level="1">Technical specifications</text:h>
      <text:p text:style-name="P13"><text:span text:style-name="T11">For simple devices the technical specifications may be added here. Otherwise a dedicated </text:span><text:span text:style-name="T12">d</text:span><text:span text:style-name="T11">ata sheet document should be produced in the /doc folder. This contains all the physical descriptions of the device: </text:span><text:span text:style-name="T6">dimensions, </text:span><text:span text:style-name="T13">weight, voltage,</text:span><text:span text:style-name="T6"> performance attributes… </text:span><text:span text:style-name="T11">It also contains the list of </text:span><text:span text:style-name="T12">existing </text:span><text:span text:style-name="T6">variants.</text:span> </text:p>
      <text:p text:style-name="P14"/>
      <text:h text:style-name="P15" text:outline-level="1">Accessories</text:h>
      <text:p text:style-name="P16"><text:span text:style-name="T14">Description of the accessories </text:span><text:span text:style-name="T15">and </text:span><text:span text:style-name="T14">all other products that are intend</text:span><text:span text:style-name="T14">ed to be used in combination with </text:span><text:span text:style-name="T15">the device.</text:span></text:p>
      <text:p text:style-name="P17"/>
      <text:p text:style-name="P18">---------------------------------------------For medical devices -------------------------------------------</text:p>
      <text:h text:style-name="P19" text:outline-level="1">Device qualification/classification</text:h>
      <text:h text:style-name="P20" text:outline-level="2">Qualification of the product</text:h>
      <text:p text:style-name="P14"><text:span text:style-name="T5">Class I (low risk), Class IIa (medium risk), Class IIb (medium to high risk), and Class III (high risk) </text:span></text:p>
      <text:h text:style-name="P21" text:outline-level="2">Rationale</text:h>
      <text:p text:style-name="P14"><text:span text:style-name="T5">Check </text:span><text:span text:style-name="T16">the</text:span><text:span text:style-name="T17"> </text:span><text:span text:style-name="Strong_20_Emphasis"><text:span text:style-name="T18">Medical Devices Regulation (MDR) 2017/745</text:span></text:span><text:span text:style-name="T18"> </text:span><text:span text:style-name="T17">document to explain the classification criteria you have assessed.</text:span></text:p>
      <text:p text:style-name="P22"/>
      <text:h text:style-name="P15" text:outline-level="1">Configurations</text:h>
      <text:p text:style-name="P23">Complete list of the various configurations/variants of the device that are intended to be made available on the market, <text:span text:style-name="T12">if any</text:span>.</text:p>
      <text:p text:style-name="P23"><text:soft-page-break/></text:p>
      <text:h text:style-name="P15" text:outline-level="1">Description of the raw materials </text:h>
      <text:p text:style-name="P23"><text:span text:style-name="T12">List of m</text:span>aterials incorporated into key functional elements. Materials making either direct contact with the human body or indirect contact with the body </text:p>
      <text:p text:style-name="P23"/>
      <text:h text:style-name="Heading_20_1" text:outline-level="1">Device history</text:h>
      <text:p text:style-name="P24">Produce an overview <text:span text:style-name="T6">of the previous generations of the device produced by the manufacturer, as well as an overview of identified similar devices available in the EU or international markets, where such devices exist.</text:span><text:span text:style-name="T19"> This is likely to be large and may therefore be a separate document in /doc.</text:span></text:p>
      <text:p text:style-name="P25"/>
      <text:h text:style-name="P26" text:outline-level="1" text:is-list-header="tru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2T15:33:04.396769400</meta:creation-date>
    <dc:date>2025-11-02T16:50:43.210366400</dc:date>
    <meta:editing-duration>PT46M22S</meta:editing-duration>
    <meta:editing-cycles>9</meta:editing-cycles>
    <meta:generator>LibreOffice/25.2.6.2$Windows_X86_64 LibreOffice_project/729c5bfe710f5eb71ed3bbde9e06a6065e9c6c5d</meta:generator>
    <meta:document-statistic meta:table-count="0" meta:image-count="0" meta:object-count="0" meta:page-count="3" meta:paragraph-count="36" meta:word-count="417" meta:character-count="2907" meta:non-whitespace-character-count="2522"/>
  </office:meta>
</office:document-meta>
</file>